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8.728cm"/>
    </style:style>
    <style:style style:name="co5" style:family="table-column">
      <style:table-column-properties fo:break-before="auto" style:column-width="2.96cm"/>
    </style:style>
    <style:style style:name="co6" style:family="table-column">
      <style:table-column-properties fo:break-before="auto" style:column-width="2.658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ronograma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Cronograma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>
            <text:p>Data inicio</text:p>
          </table:table-cell>
          <table:table-cell office:value-type="string">
            <text:p>Tarefa</text:p>
          </table:table-cell>
          <table:table-cell office:value-type="string">
            <text:p>Responsável</text:p>
          </table:table-cell>
          <table:table-cell office:value-type="string">
            <text:p>Descrição</text:p>
          </table:table-cell>
          <table:table-cell table:style-name="ce2" office:value-type="string">
            <text:p>Tempo estimado</text:p>
          </table:table-cell>
          <table:table-cell table:style-name="ce2" office:value-type="string">
            <text:p>Data Estimada</text:p>
          </table:table-cell>
          <table:table-cell office:value-type="string">
            <text:p>Status</text:p>
          </table:table-cell>
        </table:table-row>
        <table:table-row table:style-name="ro2">
          <table:table-cell table:style-name="ce3" office:value-type="date" office:date-value="2010-08-05">
            <text:p>05/08/10</text:p>
          </table:table-cell>
          <table:table-cell office:value-type="string">
            <text:p>Escolher tema do projeto</text:p>
          </table:table-cell>
          <table:table-cell office:value-type="string">
            <text:p>Grupo</text:p>
          </table:table-cell>
          <table:table-cell office:value-type="string">
            <text:p>Semana tirada para a discussão e escolha do projeto</text:p>
          </table:table-cell>
          <table:table-cell office:value-type="string">
            <text:p>8 dias</text:p>
          </table:table-cell>
          <table:table-cell table:style-name="ce6" office:value-type="date" office:date-value="2010-08-12">
            <text:p>12/08/10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3" office:value-type="date" office:date-value="2010-08-12">
            <text:p>12/08/10</text:p>
          </table:table-cell>
          <table:table-cell office:value-type="string">
            <text:p>Distribuição das tarefas</text:p>
          </table:table-cell>
          <table:table-cell office:value-type="string">
            <text:p>Wesley</text:p>
          </table:table-cell>
          <table:table-cell office:value-type="string">
            <text:p>Foi distribuída a tarefa de estudar as tecnologias necessárias para a implementação do blog (Poste)</text:p>
          </table:table-cell>
          <table:table-cell office:value-type="string">
            <text:p>1 dia</text:p>
          </table:table-cell>
          <table:table-cell table:style-name="ce6" office:value-type="date" office:date-value="2010-08-12">
            <text:p>12/08/10</text:p>
          </table:table-cell>
          <table:table-cell office:value-type="string">
            <text:p>OK</text:p>
          </table:table-cell>
        </table:table-row>
        <table:table-row table:style-name="ro2">
          <table:table-cell table:style-name="ce3" office:value-type="date" office:date-value="2010-08-15">
            <text:p>15/08/10</text:p>
          </table:table-cell>
          <table:table-cell office:value-type="string">
            <text:p>Entrevista com cliente</text:p>
          </table:table-cell>
          <table:table-cell office:value-type="string">
            <text:p>Mariana</text:p>
          </table:table-cell>
          <table:table-cell office:value-type="string">
            <text:p>Levantar com cliente as características do produto</text:p>
          </table:table-cell>
          <table:table-cell office:value-type="string">
            <text:p>3 horas</text:p>
          </table:table-cell>
          <table:table-cell table:style-name="ce6" office:value-type="date" office:date-value="2010-08-15">
            <text:p>15/08/10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3" office:value-type="date" office:date-value="2010-08-15">
            <text:p>15/08/10</text:p>
          </table:table-cell>
          <table:table-cell office:value-type="string">
            <text:p>Levantamento de requisitos</text:p>
          </table:table-cell>
          <table:table-cell office:value-type="string">
            <text:p>Grupo</text:p>
          </table:table-cell>
          <table:table-cell office:value-type="string">
            <text:p>Extração dos requisitos do produto a partir da entrevista com o cliente</text:p>
          </table:table-cell>
          <table:table-cell office:value-type="string">
            <text:p>4 horas</text:p>
          </table:table-cell>
          <table:table-cell table:style-name="ce6" office:value-type="date" office:date-value="2010-08-15">
            <text:p>15/08/10</text:p>
          </table:table-cell>
          <table:table-cell office:value-type="string">
            <text:p>OK</text:p>
          </table:table-cell>
        </table:table-row>
        <table:table-row table:style-name="ro4">
          <table:table-cell table:style-name="ce3" office:value-type="date" office:date-value="2010-08-16">
            <text:p>16/08/10</text:p>
          </table:table-cell>
          <table:table-cell office:value-type="string">
            <text:p>Levantamento dos requisitos mínimos para a implementação do protótipo</text:p>
          </table:table-cell>
          <table:table-cell office:value-type="string">
            <text:p>Grupo</text:p>
          </table:table-cell>
          <table:table-cell office:value-type="string">
            <text:p>A partir dos requisitos do projeto extraímos quais serão requisitos necessários para a primeira versão do produto</text:p>
          </table:table-cell>
          <table:table-cell office:value-type="string">
            <text:p>1 dia</text:p>
          </table:table-cell>
          <table:table-cell table:style-name="ce6" office:value-type="date" office:date-value="2010-08-16">
            <text:p>16/08/10</text:p>
          </table:table-cell>
          <table:table-cell office:value-type="string">
            <text:p>OK</text:p>
          </table:table-cell>
        </table:table-row>
        <table:table-row table:style-name="ro5">
          <table:table-cell table:style-name="ce3" office:value-type="date" office:date-value="2010-08-12">
            <text:p>12/08/10</text:p>
          </table:table-cell>
          <table:table-cell office:value-type="string">
            <text:p>Estudar tecnologias necessárias para implementação do projeto</text:p>
          </table:table-cell>
          <table:table-cell office:value-type="string">
            <text:p>Grupo</text:p>
          </table:table-cell>
          <table:table-cell office:value-type="string">
            <text:p>Atribuir a cada membro do grupos o estudo de pelo menos um tecnologia</text:p>
          </table:table-cell>
          <table:table-cell office:value-type="string">
            <text:p>8 dias</text:p>
          </table:table-cell>
          <table:table-cell table:style-name="ce6" office:value-type="date" office:date-value="2010-08-19">
            <text:p>19/08/10</text:p>
          </table:table-cell>
          <table:table-cell office:value-type="string">
            <text:p>OK</text:p>
          </table:table-cell>
        </table:table-row>
        <table:table-row table:style-name="ro3">
          <table:table-cell table:style-name="ce3" office:value-type="date" office:date-value="2010-08-20">
            <text:p>20/08/10</text:p>
          </table:table-cell>
          <table:table-cell office:value-type="string">
            <text:p>Iniciar o estudo sobre os casos de uso</text:p>
          </table:table-cell>
          <table:table-cell office:value-type="string">
            <text:p>Grupo</text:p>
          </table:table-cell>
          <table:table-cell office:value-type="string">
            <text:p>Analisar necessidades para a implementação e definir escopo entre leitor e autor</text:p>
          </table:table-cell>
          <table:table-cell office:value-type="string">
            <text:p>1 dia</text:p>
          </table:table-cell>
          <table:table-cell table:style-name="ce6" office:value-type="date" office:date-value="2010-08-21">
            <text:p>21/08/10</text:p>
          </table:table-cell>
          <table:table-cell office:value-type="string">
            <text:p>Em andamento</text:p>
          </table:table-cell>
        </table:table-row>
        <table:table-row table:style-name="ro2">
          <table:table-cell table:style-name="ce3" office:value-type="date" office:date-value="2010-08-21">
            <text:p>21/08/10</text:p>
          </table:table-cell>
          <table:table-cell office:value-type="string">
            <text:p>Desenvolver MER</text:p>
          </table:table-cell>
          <table:table-cell office:value-type="string">
            <text:p>Renato</text:p>
          </table:table-cell>
          <table:table-cell office:value-type="string">
            <text:p>Pertence ao 2º ciclo de desenvolvimento</text:p>
          </table:table-cell>
          <table:table-cell office:value-type="string">
            <text:p>2 dias</text:p>
          </table:table-cell>
          <table:table-cell table:number-columns-repeated="2"/>
        </table:table-row>
        <table:table-row table:style-name="ro3">
          <table:table-cell table:style-name="ce3" office:value-type="date" office:date-value="2010-08-24">
            <text:p>24/08/10</text:p>
          </table:table-cell>
          <table:table-cell office:value-type="string">
            <text:p>Modelar o banco de dados</text:p>
          </table:table-cell>
          <table:table-cell office:value-type="string">
            <text:p>Renato</text:p>
          </table:table-cell>
          <table:table-cell office:value-type="string">
            <text:p>Esta modelagem deve atender todas as necessidades da aplicações, como, por exemplo armazenamento </text:p>
          </table:table-cell>
          <table:table-cell office:value-type="string">
            <text:p>8 dias</text:p>
          </table:table-cell>
          <table:table-cell table:number-columns-repeated="2"/>
        </table:table-row>
        <table:table-row table:style-name="ro5">
          <table:table-cell table:style-name="ce3" office:value-type="date" office:date-value="2010-08-24">
            <text:p>24/08/10</text:p>
          </table:table-cell>
          <table:table-cell office:value-type="string">
            <text:p>Fazer esboço das páginas</text:p>
          </table:table-cell>
          <table:table-cell office:value-type="string">
            <text:p>Grupo</text:p>
          </table:table-cell>
          <table:table-cell office:value-type="string">
            <text:p>Criar a partir do estudo de casos de uso esboçar a telas da aplicação. Fechamento do 1º ciclo de desenvolvimento.</text:p>
          </table:table-cell>
          <table:table-cell office:value-type="string">
            <text:p>2 dias</text:p>
          </table:table-cell>
          <table:table-cell table:number-columns-repeated="2"/>
        </table:table-row>
        <table:table-row table:style-name="ro5">
          <table:table-cell table:style-name="ce3" office:value-type="date" office:date-value="2010-08-26">
            <text:p>26/08/10</text:p>
          </table:table-cell>
          <table:table-cell office:value-type="string">
            <text:p>Implementar as páginas planejadas na etapa anterior</text:p>
          </table:table-cell>
          <table:table-cell office:value-type="string">
            <text:p>Gisele, Mariana</text:p>
          </table:table-cell>
          <table:table-cell/>
          <table:table-cell office:value-type="string">
            <text:p>4 dias</text:p>
          </table:table-cell>
          <table:table-cell table:number-columns-repeated="2"/>
        </table:table-row>
        <table:table-row table:style-name="ro2">
          <table:table-cell table:style-name="ce3" office:value-type="date" office:date-value="2010-08-21">
            <text:p>21/08/10</text:p>
          </table:table-cell>
          <table:table-cell table:style-name="Default" office:value-type="string">
            <text:p>Mockup</text:p>
          </table:table-cell>
          <table:table-cell table:style-name="Default" office:value-type="string">
            <text:p>Arnon, Wesley</text:p>
          </table:table-cell>
          <table:table-cell table:style-name="Default" office:value-type="string">
            <text:p>Fazer até o dia 29/08/10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>
            <text:p>Integrar com o Model</text:p>
          </table:table-cell>
          <table:table-cell table:style-name="Default" office:value-type="string">
            <text:p>Arnon, Rena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tegrar com a Interface</text:p>
          </table:table-cell>
          <table:table-cell table:style-name="Default" office:value-type="string">
            <text:p>Arnon, Wesley</text:p>
          </table:table-cell>
          <table:table-cell table:number-columns-repeated="4"/>
        </table:table-row>
        <table:table-row table:style-name="ro2" table:number-rows-repeated="65519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1">21/08/2010</text:date>, <text:time>00:5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20T21:49:48</meta:creation-date>
    <dc:date>2010-08-21T00:55:08</dc:date>
    <meta:editing-duration>PT02H31M02S</meta:editing-duration>
    <meta:editing-cycles>6</meta:editing-cycles>
    <meta:generator>OpenOffice.org/3.0$Linux OpenOffice.org_project/300m15$Build-9379</meta:generator>
    <meta:document-statistic meta:table-count="1" meta:cell-count="84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